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bc8d1" officeooo:paragraph-rsid="000bc8d1"/>
    </style:style>
    <style:style style:name="P2" style:family="paragraph" style:parent-style-name="Standard" style:list-style-name="L1">
      <style:text-properties officeooo:rsid="000cef0f" officeooo:paragraph-rsid="000cef0f"/>
    </style:style>
    <style:style style:name="P3" style:family="paragraph" style:parent-style-name="Standard" style:list-style-name="L1">
      <style:text-properties officeooo:rsid="0013bee6" officeooo:paragraph-rsid="0013bee6"/>
    </style:style>
    <style:style style:name="P4" style:family="paragraph" style:parent-style-name="Standard" style:list-style-name="L1">
      <style:text-properties fo:font-weight="normal" officeooo:rsid="0013bee6" officeooo:paragraph-rsid="0013bee6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745fa" officeooo:paragraph-rsid="001745f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c8d1" style:font-weight-asian="bold" style:font-weight-complex="bold"/>
    </style:style>
    <style:style style:name="T3" style:family="text">
      <style:text-properties fo:font-weight="bold" officeooo:rsid="0011e345" style:font-weight-asian="bold" style:font-weight-complex="bold"/>
    </style:style>
    <style:style style:name="T4" style:family="text">
      <style:text-properties fo:font-weight="bold" officeooo:rsid="0015d91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cef0f" style:font-weight-asian="normal" style:font-weight-complex="normal"/>
    </style:style>
    <style:style style:name="T7" style:family="text">
      <style:text-properties fo:font-weight="normal" officeooo:rsid="000e1c8d" style:font-weight-asian="normal" style:font-weight-complex="normal"/>
    </style:style>
    <style:style style:name="T8" style:family="text">
      <style:text-properties fo:font-weight="normal" officeooo:rsid="000f385b" style:font-weight-asian="normal" style:font-weight-complex="normal"/>
    </style:style>
    <style:style style:name="T9" style:family="text">
      <style:text-properties fo:font-weight="normal" officeooo:rsid="0011e345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e1c8d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officeooo:rsid="000e1c8d" style:font-style-asian="italic" style:font-weight-asian="bold" style:font-style-complex="italic" style:font-weight-complex="bold"/>
    </style:style>
    <style:style style:name="T13" style:family="text">
      <style:text-properties fo:font-style="normal" fo:font-weight="bold" officeooo:rsid="000e1c8d" style:font-style-asian="normal" style:font-weight-asian="bold" style:font-style-complex="normal" style:font-weight-complex="bold"/>
    </style:style>
    <style:style style:name="T14" style:family="text">
      <style:text-properties officeooo:rsid="000f385b"/>
    </style:style>
    <style:style style:name="T15" style:family="text">
      <style:text-properties officeooo:rsid="0015d91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97016358" text:style-name="L1">
        <text:list-item>
          <text:p text:style-name="P1"><text:span text:style-name="T14">Pon como directorio actual</text:span> <text:span text:style-name="T1">/var/log </text:span><text:span text:style-name="T5"><text:s/></text:span><text:span text:style-name="T6">usando una ruta absoluta.</text:span></text:p>
        </text:list-item>
        <text:list-item>
          <text:p text:style-name="P2"><text:span text:style-name="T5">Desde el directorio </text:span><text:span text:style-name="T2">/var/log</text:span><text:span text:style-name="T5">, muestra el contenido del directorio </text:span><text:span text:style-name="T1">/sbin</text:span><text:span text:style-name="T5"> usando el formato corto y ruta absoluta.</text:span></text:p>
        </text:list-item>
        <text:list-item>
          <text:p text:style-name="P2"><text:span text:style-name="T5">Desde el directorio </text:span><text:span text:style-name="T2">/var/log</text:span><text:span text:style-name="T5">, muestra el contenido del directorio </text:span><text:span text:style-name="T1">/sbin</text:span><text:span text:style-name="T5"> usando el formato corto y ruta </text:span><text:span text:style-name="T7">relativa</text:span><text:span text:style-name="T5">.</text:span></text:p>
        </text:list-item>
        <text:list-item>
          <text:p text:style-name="P2"><text:span text:style-name="T5">Desde el directorio a</text:span><text:span text:style-name="T2">/var/log</text:span><text:span text:style-name="T5">, muestra el contenido del directorio </text:span><text:span text:style-name="T1">/</text:span><text:span text:style-name="T12">home</text:span><text:span text:style-name="T13">/tu_usuario</text:span><text:span text:style-name="T11"> </text:span><text:span text:style-name="T10"><text:s/></text:span><text:span text:style-name="T8">u</text:span><text:span text:style-name="T5">sando el formato </text:span><text:span text:style-name="T8">largo, incluyendo los archivos ocultos</text:span><text:span text:style-name="T5"> y </text:span><text:span text:style-name="T8">usando </text:span><text:span text:style-name="T5">ruta </text:span><text:span text:style-name="T7">relativa</text:span><text:span text:style-name="T5">.</text:span></text:p>
        </text:list-item>
        <text:list-item>
          <text:p text:style-name="P2"><text:span text:style-name="T9">Desde el directorio </text:span><text:span text:style-name="T2">/var/log</text:span><text:span text:style-name="T9">, muestra el contenido del directorio </text:span><text:span text:style-name="T3">/sbin</text:span><text:span text:style-name="T9"> usando el formato corto y ruta </text:span><text:span text:style-name="T7">relativa</text:span><text:span text:style-name="T9">, de las entradas que empiezan por </text:span><text:span text:style-name="T3">iw</text:span><text:span text:style-name="T9">.</text:span></text:p>
        </text:list-item>
        <text:list-item>
          <text:p text:style-name="P2"><text:span text:style-name="T9">Desde el directorio </text:span><text:span text:style-name="T2">/var/log</text:span><text:span text:style-name="T9">, muestra el contenido del directorio </text:span><text:span text:style-name="T3">/sbin</text:span><text:span text:style-name="T9"> usando el formato corto y ruta </text:span><text:span text:style-name="T7">relativa</text:span><text:span text:style-name="T9">, de las entradas que terminan por </text:span><text:span text:style-name="T3">onv.</text:span></text:p>
        </text:list-item>
        <text:list-item>
          <text:p text:style-name="P2"><text:span text:style-name="T9">Desde el directorio </text:span><text:span text:style-name="T2">/var/log</text:span><text:span text:style-name="T9">, muestra el contenido del directorio </text:span><text:span text:style-name="T3">/sbin</text:span><text:span text:style-name="T9"> usando el formato corto y ruta </text:span><text:span text:style-name="T7">relativa</text:span><text:span text:style-name="T9">, de las entradas que </text:span><text:span text:style-name="T3">tienen cuatro caracteres en el nombre.</text:span></text:p>
        </text:list-item>
        <text:list-item>
          <text:p text:style-name="P2"><text:span text:style-name="T9">Desde el directorio </text:span><text:span text:style-name="T2">/var/log</text:span><text:span text:style-name="T9">, muestra el contenido del directorio </text:span><text:span text:style-name="T3">/sbin</text:span><text:span text:style-name="T9"> usando el formato corto y ruta absoluta, de las entradas que </text:span><text:span text:style-name="T3">tienen cuatro caracteres en el nombre y el primer carácter es una p.</text:span></text:p>
        </text:list-item>
        <text:list-item>
          <text:p text:style-name="P3"><text:span text:style-name="T9">C</text:span><text:span text:style-name="T5">ambia como directorio de trabajo a <text:s/></text:span><text:span text:style-name="T2">/</text:span><text:span text:style-name="T1">tmp</text:span><text:span text:style-name="T2">.</text:span></text:p>
        </text:list-item>
        <text:list-item>
          <text:p text:style-name="P4">Crea una nueva carpeta en el directorio <text:s/><text:span text:style-name="T2">/</text:span><text:span text:style-name="T1">tmp</text:span><text:span text:style-name="T2">.</text:span> <text:s/>Con el nombre actividad1, usa ruta absoluta.</text:p>
        </text:list-item>
        <text:list-item>
          <text:p text:style-name="P4">Crea una <text:span text:style-name="T15">nueva carpeta dentro del directorio actividad1, con el nombre </text:span><text:span text:style-name="T4">relativo</text:span><text:span text:style-name="T15">, debes usar una </text:span><text:span text:style-name="T4">ruta relativa</text:span><text:span text:style-name="T15">.</text:span></text:p>
        </text:list-item>
        <text:list-item>
          <text:p text:style-name="P5">Crea una nueva carpeta dentro del directorio <text:span text:style-name="T1">actividad1</text:span>, con el nombre absoluto, debes usar una ruta <text:span text:style-name="T1">absoluta</text:span>.</text:p>
        </text:list-item>
        <text:list-item>
          <text:p text:style-name="P5">Crea las siguientes carpetas una dentro de otra partiendo de <text:span text:style-name="T1">actividad1</text:span>, primera, segunda, tercer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17:56:59.635755797</meta:creation-date>
    <dc:date>2021-11-07T20:58:34.627511081</dc:date>
    <meta:editing-duration>PT20M23S</meta:editing-duration>
    <meta:editing-cycles>5</meta:editing-cycles>
    <meta:generator>LibreOffice/7.2.2.2$Linux_X86_64 LibreOffice_project/20$Build-2</meta:generator>
    <meta:document-statistic meta:table-count="0" meta:image-count="0" meta:object-count="0" meta:page-count="1" meta:paragraph-count="13" meta:word-count="257" meta:character-count="1605" meta:non-whitespace-character-count="1369"/>
  </office:meta>
</office:document-meta>
</file>